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1mm"/>
    </style:style>
    <style:style style:name="co4" style:family="table-column">
      <style:table-column-properties fo:break-before="auto" style:column-width="4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x(z)=100A+150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formula="of:=(100*1000)*[.C2]+(150*1000)*[.D2]" office:value-type="float" office:value="399999999.999961" calcext:value-type="float">
            <text:p>399999999.999961</text:p>
          </table:table-cell>
          <table:table-cell office:value-type="float" office:value="999.999999999636" calcext:value-type="float">
            <text:p>999.999999999636</text:p>
          </table:table-cell>
          <table:table-cell office:value-type="float" office:value="1999.99999999998" calcext:value-type="float">
            <text:p>1999.9999999999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[.C2]+[.D2]" office:value-type="float" office:value="2999.99999999962" calcext:value-type="float">
            <text:p>2999.99999999962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C2]" office:value-type="float" office:value="999.999999999636" calcext:value-type="float">
            <text:p>999.99999999963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[.D2]" office:value-type="float" office:value="1999.99999999998" calcext:value-type="float">
            <text:p>1999.99999999998</text:p>
          </table:table-cell>
          <table:table-cell office:value-type="float" office:value="2000" calcext:value-type="float">
            <text:p>2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9:29:54.425050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4:11.621362592</meta:creation-date>
    <dc:date>2019-03-05T20:04:56.005579173</dc:date>
    <meta:editing-duration>PT49M51S</meta:editing-duration>
    <meta:editing-cycles>5</meta:editing-cycles>
    <meta:generator>LibreOffice/6.2.0.3$Linux_X86_64 LibreOffice_project/20$Build-3</meta:generator>
    <meta:document-statistic meta:table-count="1" meta:cell-count="16" meta:object-count="0"/>
  </office:meta>
</office:document-meta>
</file>